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2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 style:list-style-name="WWNum1">
      <style:paragraph-properties fo:margin-left="1.27cm" fo:margin-right="0cm" fo:margin-top="0cm" fo:margin-bottom="0cm" loext:contextual-spacing="true" fo:text-align="justify" style:justify-single-word="false" fo:text-indent="-0.635cm" style:auto-text-indent="false"/>
    </style:style>
    <style:style style:name="P5" style:family="paragraph" style:parent-style-name="Standard" style:list-style-name="WWNum1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6" style:family="paragraph" style:parent-style-name="Standard" style:list-style-name="WWNum1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4pt" fo:font-weight="bold" officeooo:rsid="00023b59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 style:list-style-name="WWNum1">
      <style:paragraph-properties fo:margin-left="2.54cm" fo:margin-right="0cm" fo:margin-top="0cm" fo:margin-bottom="0cm" loext:contextual-spacing="true" fo:text-align="justify" style:justify-single-word="false" fo:text-indent="-0.635cm" style:auto-text-indent="false"/>
    </style:style>
    <style:style style:name="P8" style:family="paragraph" style:parent-style-name="Standard">
      <style:paragraph-properties fo:margin-left="2.54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 style:list-style-name="WWNum1">
      <style:paragraph-properties fo:margin-left="2.54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left="2.54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4pt" officeooo:paragraph-rsid="00023b59" style:font-name-asian="Times New Roman1" style:font-size-asian="14pt" style:font-name-complex="Times New Roman1" style:font-size-complex="14pt"/>
    </style:style>
    <style:style style:name="P11" style:family="paragraph" style:parent-style-name="Standard" style:list-style-name="WWNum1">
      <style:paragraph-properties fo:margin-left="2.54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4pt" fo:font-weight="bold" officeooo:rsid="00023b59" officeooo:paragraph-rsid="00023b59" style:font-name-asian="Times New Roman1" style:font-size-asian="14pt" style:font-weight-asian="bold" style:font-name-complex="Times New Roman1" style:font-size-complex="14pt" style:font-weight-complex="bold"/>
    </style:style>
    <style:style style:name="P12" style:family="paragraph" style:parent-style-name="Standard" style:list-style-name="WWNum1">
      <style:paragraph-properties fo:margin-left="2.54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4pt" fo:font-weight="bold" officeooo:rsid="000317e8" officeooo:paragraph-rsid="000317e8" style:font-name-asian="Times New Roman1" style:font-size-asian="14pt" style:font-weight-asian="bold" style:font-name-complex="Times New Roman1" style:font-size-complex="14pt" style:font-weight-complex="bold"/>
    </style:style>
    <style:style style:name="P13" style:family="paragraph" style:parent-style-name="Standard">
      <style:paragraph-properties fo:margin-left="2.54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4pt" fo:font-weight="bold" officeooo:rsid="000317e8" officeooo:paragraph-rsid="000317e8" style:font-name-asian="Times New Roman1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 style:list-style-name="WWNum1">
      <style:paragraph-properties fo:margin-left="2.54cm" fo:margin-right="0cm" fo:margin-top="0cm" fo:margin-bottom="0cm" loext:contextual-spacing="true" fo:text-align="center" style:justify-single-word="false" fo:text-indent="-0.635cm" style:auto-text-indent="false"/>
      <style:text-properties style:font-name="Times New Roman" fo:font-size="14pt" fo:font-style="italic" fo:font-weight="normal" officeooo:rsid="00023b59" officeooo:paragraph-rsid="00023b59" style:font-name-asian="Times New Roman1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15" style:family="paragraph" style:parent-style-name="Standard" style:list-style-name="WWNum1">
      <style:paragraph-properties fo:margin-left="2.54cm" fo:margin-right="0cm" fo:margin-top="0cm" fo:margin-bottom="0cm" loext:contextual-spacing="true" fo:text-align="center" style:justify-single-word="false" fo:text-indent="-0.635cm" style:auto-text-indent="false"/>
      <style:text-properties style:font-name="Times New Roman" fo:font-size="14pt" fo:font-style="italic" fo:font-weight="normal" officeooo:rsid="000317e8" officeooo:paragraph-rsid="000317e8" style:font-name-asian="Times New Roman1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16" style:family="paragraph" style:parent-style-name="Standard" style:list-style-name="WWNum1">
      <style:paragraph-properties fo:margin-left="2.54cm" fo:margin-right="0cm" fo:margin-top="0cm" fo:margin-bottom="0cm" loext:contextual-spacing="true" fo:text-align="center" style:justify-single-word="false" fo:text-indent="-0.635cm" style:auto-text-indent="false"/>
      <style:text-properties style:font-name="Times New Roman" fo:font-size="14pt" fo:font-style="italic" fo:font-weight="normal" officeooo:rsid="0004afaa" officeooo:paragraph-rsid="0004afaa" style:font-name-asian="Times New Roman1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17" style:family="paragraph" style:parent-style-name="Standard" style:list-style-name="WWNum1">
      <style:paragraph-properties fo:margin-left="2.54cm" fo:margin-right="0cm" fo:margin-top="0cm" fo:margin-bottom="0cm" loext:contextual-spacing="true" fo:text-align="center" style:justify-single-word="false" fo:text-indent="-0.635cm" style:auto-text-indent="false"/>
      <style:text-properties style:font-name="Times New Roman" fo:font-size="14pt" fo:font-style="italic" fo:font-weight="normal" officeooo:rsid="0004afaa" officeooo:paragraph-rsid="0006142c" style:font-name-asian="Times New Roman1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18" style:family="paragraph" style:parent-style-name="Standard" style:list-style-name="WWNum1">
      <style:paragraph-properties fo:margin-left="2.54cm" fo:margin-right="0cm" fo:margin-top="0cm" fo:margin-bottom="0cm" loext:contextual-spacing="true" fo:text-align="center" style:justify-single-word="false" fo:text-indent="-0.635cm" style:auto-text-indent="false"/>
      <style:text-properties style:font-name="Times New Roman" fo:font-size="14pt" fo:font-style="italic" fo:font-weight="normal" officeooo:rsid="0005830a" officeooo:paragraph-rsid="0005830a" style:font-name-asian="Times New Roman1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19" style:family="paragraph" style:parent-style-name="Standard">
      <style:paragraph-properties fo:margin-left="2.54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4pt" style:text-underline-style="none" fo:font-weight="bold" style:font-name-asian="Times New Roman1" style:font-size-asian="14pt" style:font-weight-asian="bold" style:font-name-complex="Times New Roman1" style:font-size-complex="14pt"/>
    </style:style>
    <style:style style:name="P20" style:family="paragraph" style:parent-style-name="Standard" style:list-style-name="WWNum1">
      <style:paragraph-properties fo:margin-left="2.54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4pt" fo:font-style="normal" fo:font-weight="bold" officeooo:rsid="0004afaa" officeooo:paragraph-rsid="0004afaa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21" style:family="paragraph" style:parent-style-name="Standard" style:list-style-name="WWNum1">
      <style:paragraph-properties fo:margin-left="2.54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4pt" fo:font-style="normal" fo:font-weight="bold" officeooo:rsid="0004afaa" officeooo:paragraph-rsid="0006142c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22" style:family="paragraph" style:parent-style-name="Standard" style:list-style-name="WWNum1">
      <style:paragraph-properties fo:margin-left="2.54cm" fo:margin-right="0cm" fo:margin-top="0cm" fo:margin-bottom="0cm" loext:contextual-spacing="true" fo:text-align="justify" style:justify-single-word="false" fo:text-indent="-0.635cm" style:auto-text-indent="false"/>
      <style:text-properties fo:font-weight="bold" officeooo:rsid="0005830a" officeooo:paragraph-rsid="0005830a" style:font-weight-asian="bold" style:font-weight-complex="bold"/>
    </style:style>
    <style:style style:name="P23" style:family="paragraph" style:parent-style-name="Standard" style:list-style-name="WWNum1">
      <style:paragraph-properties fo:margin-top="0cm" fo:margin-bottom="0cm" loext:contextual-spacing="true" fo:text-align="center" style:justify-single-word="false"/>
      <style:text-properties style:font-name="Times New Roman" fo:font-size="14pt" fo:font-style="italic" fo:font-weight="normal" officeooo:rsid="0005830a" officeooo:paragraph-rsid="0005830a" style:font-name-asian="Times New Roman1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24" style:family="paragraph" style:parent-style-name="Standard" style:list-style-name="WWNum1">
      <style:paragraph-properties fo:margin-top="0cm" fo:margin-bottom="0cm" loext:contextual-spacing="true" fo:text-align="center" style:justify-single-word="false"/>
      <style:text-properties style:font-name="Times New Roman" fo:font-size="14pt" fo:font-style="italic" fo:font-weight="normal" officeooo:rsid="0004afaa" officeooo:paragraph-rsid="0006142c" style:font-name-asian="Times New Roman1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25" style:family="paragraph" style:parent-style-name="Standard" style:list-style-name="WWNum1">
      <style:paragraph-properties fo:margin-top="0cm" fo:margin-bottom="0cm" loext:contextual-spacing="true" fo:text-align="justify" style:justify-single-word="false"/>
      <style:text-properties style:font-name="Times New Roman" fo:font-size="14pt" fo:font-style="normal" fo:font-weight="bold" officeooo:rsid="0004afaa" officeooo:paragraph-rsid="0006142c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023b59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0317e8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073b5d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fo:font-style="italic" officeooo:rsid="000317e8" style:font-name-asian="Times New Roman1" style:font-size-asian="14pt" style:font-style-asian="italic" style:font-name-complex="Times New Roman1" style:font-size-complex="14pt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6142c" style:font-weight-asian="normal" style:font-weight-complex="normal"/>
    </style:style>
    <style:style style:name="T9" style:family="text">
      <style:text-properties officeooo:rsid="0006142c"/>
    </style:style>
    <style:style style:name="T10" style:family="text">
      <style:text-properties officeooo:rsid="00073b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crição de Módulos e Interfaces</text:p>
      <text:p text:style-name="P1"/>
      <text:p text:style-name="P1"/>
      <text:list xml:id="list6107605300267165331" text:style-name="WWNum1">
        <text:list-item>
          <text:p text:style-name="P5">Módulos</text:p>
          <text:p text:style-name="P5"/>
          <text:list>
            <text:list-item>
              <text:p text:style-name="P7"><text:span text:style-name="T1">Módulo de Apresentação de Comunicação (MACom)</text:span><text:span text:style-name="T3">: Interage textualmente com o usuário a fim de levá-lo a uma Autenticação, Gestão de Usuário ou Gestão de Vocabulário;</text:span></text:p>
            </text:list-item>
            <text:list-item>
              <text:p text:style-name="P7"><text:span text:style-name="T1">Módulo de Apresentação de Autenticação (MAAut): </text:span><text:span text:style-name="T3">Tem o papel de interagir com o usuário pedindo dados de entrada e fazer a validação (de formato) dos mesmos;</text:span></text:p>
            </text:list-item>
            <text:list-item>
              <text:p text:style-name="P7"><text:span text:style-name="T1">Módulo de Serviço de Autenticação (MSAut): </text:span><text:span text:style-name="T3">Faz a autenticação a partir de uma base de dados dos dados fornecidos. </text:span><text:span text:style-name="T5">Para este projeto, serão usados “Stubs” que simulam tal serviço.</text:span></text:p>
            </text:list-item>
            <text:list-item>
              <text:p text:style-name="P7"><text:span text:style-name="T1">Módulo de Apresentação de Gestão de Usuário (MAGUs): </text:span><text:span text:style-name="T3">Fornece ao usuário opções relativas ao gerenciamento de usuários como criação, pesquisa e exclusão e faz a validação (de formato) dos dados fornecidos.</text:span></text:p>
            </text:list-item>
            <text:list-item>
              <text:p text:style-name="P7"><text:span text:style-name="T1">Módulo de Serviço de Gestão de Usuário (MSGUs)</text:span><text:span text:style-name="T3">: </text:span><text:span text:style-name="T5">Realiza os serviços oferecidos ao usuário alterando a base de dados. Para este projeto, serão usados apenas “Stubs” que simulam tais serviços</text:span></text:p>
            </text:list-item>
            <text:list-item>
              <text:p text:style-name="P7"><text:span text:style-name="T1">Módulo de Apresentação de Vocabulário (MAVoc)</text:span><text:span text:style-name="T3">: Fornece ao usuário opções relativas à gestão de vocabulários, como a criação de um termo ou vocabulário. Faz a validação (de formato) dos dados fornecidos.</text:span></text:p>
            </text:list-item>
            <text:list-item>
              <text:p text:style-name="P7"><text:span text:style-name="T1">Módulo de Serviço de Vocabulário (MSVoc)</text:span><text:span text:style-name="T3">: </text:span><text:span text:style-name="T5">Realiza os serviços oferecidos ao usuário alterando a base de dados. Para este projeto, serão usados apenas “Stubs” que simulam tais serviços.</text:span></text:p>
              <text:p text:style-name="P7"><text:span text:style-name="T5"/></text:p>
            </text:list-item>
          </text:list>
        </text:list-item>
        <text:list-item>
          <text:p text:style-name="P4"><text:span text:style-name="T1">Interfaces </text:span><text:span text:style-name="T2">e seus Métodos</text:span></text:p>
          <text:p text:style-name="P6"/>
          <text:list>
            <text:list-item>
              <text:p text:style-name="P7"><text:span text:style-name="T1">Interface de Autenticação (IAAut): </text:span><text:span text:style-name="T3">Provida pelo </text:span><text:span text:style-name="T1">MAAut</text:span><text:span text:style-name="T3">. Estabelece a comunicação entre o </text:span><text:span text:style-name="T1">MACom</text:span><text:span text:style-name="T3"> e o </text:span><text:span text:style-name="T1">MAAut</text:span><text:span text:style-name="T3">. Recebe do usuário um email e uma senha para checagem de formato </text:span><text:span text:style-name="T4">por meio do método </text:span><text:span text:style-name="T6">Autenticar</text:span><text:span text:style-name="T3">.</text:span></text:p>
              <text:p text:style-name="P9"/>
              <text:p text:style-name="P11">Métodos:</text:p>
              <text:p text:style-name="P14">int Autenticar (Email, Senha) throw ErroSistema</text:p>
            </text:list-item>
          </text:list>
        </text:list-item>
      </text:list>
      <text:p text:style-name="P19"/>
      <text:p text:style-name="P19"><text:soft-page-break/><text:tab/><text:tab/></text:p>
      <text:list xml:id="list112758200945216" text:continue-numbering="true" text:style-name="WWNum1">
        <text:list-item>
          <text:list>
            <text:list-item>
              <text:p text:style-name="P7"><text:span text:style-name="T1">Interface de Serviço de Autenticação (ISAut): </text:span><text:span text:style-name="T3">Provida pelo </text:span><text:span text:style-name="T1">MSAut</text:span><text:span text:style-name="T3">. Estabelece a comunicação entre o </text:span><text:span text:style-name="T1">MAAut</text:span><text:span text:style-name="T3"> e o </text:span><text:span text:style-name="T1">MSAut</text:span><text:span text:style-name="T3">. Recebe do usuário um email e uma senha para autenticação/consulta na base de dados.</text:span></text:p>
            </text:list-item>
          </text:list>
        </text:list-item>
      </text:list>
      <text:p text:style-name="P8"/>
      <text:p text:style-name="P8"/>
      <text:list xml:id="list112758499969734" text:continue-numbering="true" text:style-name="WWNum1">
        <text:list-item>
          <text:list>
            <text:list-header>
              <text:p text:style-name="P12">Método:</text:p>
              <text:p text:style-name="P15">int Autenticar (Email, Senha) throw ErroSistema</text:p>
              <text:p text:style-name="P15"/>
            </text:list-header>
            <text:list-item>
              <text:p text:style-name="P20">Interface de Apresentação de Gestão de Usuário (IAGUs): <text:span text:style-name="T7">Provida pelo </text:span>MAGUs<text:span text:style-name="T7">. Associa o </text:span>MACom<text:span text:style-name="T7"> ao </text:span>MAGUs. <text:span text:style-name="T7">Recebe apenas o Email de usuário já validado e permite a execução do </text:span>MAGUs<text:span text:style-name="T7">, que oferece opções de Gestão ao Usuário.</text:span></text:p>
              <text:p text:style-name="P20"><text:span text:style-name="T7"/></text:p>
              <text:p text:style-name="P20">Método:</text:p>
              <text:p text:style-name="P16">void Executar (Email) throw ErroSistema</text:p>
              <text:p text:style-name="P18"/>
            </text:list-item>
          </text:list>
        </text:list-item>
      </text:list>
      <text:p text:style-name="P13"><text:tab/><text:tab/><text:tab/></text:p>
      <text:list xml:id="list112760016206654" text:continue-numbering="true" text:style-name="WWNum1">
        <text:list-item>
          <text:list>
            <text:list-item>
              <text:p text:style-name="P7"><text:span text:style-name="T1">Interface de Serviço de Gestão de Usuário (ISG</text:span><text:span text:style-name="T2">U</text:span><text:span text:style-name="T1">s): </text:span><text:span text:style-name="T3">Provida pelo </text:span><text:span text:style-name="T1">MSGUs</text:span><text:span text:style-name="T3">. Estabelece a comunicação entre o </text:span><text:span text:style-name="T1">MAGUs</text:span><text:span text:style-name="T3"> e o </text:span><text:span text:style-name="T1">MSGUs. </text:span><text:span text:style-name="T3">Contém os métodos necessários para realizar as opções oferecidas pelo módulo acima (</text:span><text:span text:style-name="T1">MAGUs</text:span><text:span text:style-name="T3">).</text:span></text:p>
              <text:p text:style-name="P7"><text:span text:style-name="T3"/></text:p>
              <text:p text:style-name="P22"><text:span text:style-name="T3">Métodos:</text:span></text:p>
              <text:p text:style-name="P23">void Pesquisar (Usuario) throw ErroSistema</text:p>
              <text:p text:style-name="P23">void Editar (Usuario) throw ErroSistema</text:p>
              <text:p text:style-name="P23">void Incluir (Usuario) throw ErroSistema</text:p>
              <text:p text:style-name="P23">void Remover (Usuario) throw ErroSistema</text:p>
            </text:list-item>
          </text:list>
        </text:list-item>
      </text:list>
      <text:p text:style-name="P10"><text:tab/><text:tab/></text:p>
      <text:list xml:id="list112758294142227" text:continue-numbering="true" text:style-name="WWNum1">
        <text:list-item>
          <text:list>
            <text:list-item>
              <text:p text:style-name="P21">Interface de Apresentação de <text:span text:style-name="T9">Vocabulário</text:span> (IA<text:span text:style-name="T9">Voc</text:span>): <text:span text:style-name="T7">Provida pelo </text:span>MA<text:span text:style-name="T9">Voc</text:span><text:span text:style-name="T7">. Associa o </text:span>MACom<text:span text:style-name="T7"> ao </text:span>MA<text:span text:style-name="T9">Voc</text:span>. <text:span text:style-name="T7">Recebe apenas o Email de usuário já validado e permite a execução do </text:span>MA<text:span text:style-name="T9">Voc</text:span><text:span text:style-name="T7">, que oferece opções </text:span><text:span text:style-name="T8">para gestão de Vocabulários e Termos</text:span><text:span text:style-name="T7">.</text:span></text:p>
              <text:p text:style-name="P21"><text:span text:style-name="T7"/></text:p>
              <text:p text:style-name="P21">Método:</text:p>
              <text:p text:style-name="P17">void Executar (Email) throw ErroSistema</text:p>
              <text:p text:style-name="P17"/>
            </text:list-item>
            <text:list-item>
              <text:p text:style-name="P25">Interface de <text:span text:style-name="T9">Serviço </text:span>de <text:span text:style-name="T9">Vocabulário</text:span> (I<text:span text:style-name="T9">SVoc</text:span>): <text:span text:style-name="T7">Provida pelo </text:span>M<text:span text:style-name="T9">SVoc</text:span><text:span text:style-name="T7">. Associa o </text:span>MA<text:span text:style-name="T9">Voc</text:span><text:span text:style-name="T7"> ao </text:span>M<text:span text:style-name="T9">SVoc</text:span>. <text:span text:style-name="T7">Recebe apenas o Email de usuário já validado e permite a execução do </text:span>MA<text:span text:style-name="T9">Voc</text:span><text:span text:style-name="T7">, que oferece </text:span><text:soft-page-break/><text:span text:style-name="T7">opções </text:span><text:span text:style-name="T8">para gestão de Vocabulários e Termos</text:span><text:span text:style-name="T7">.</text:span></text:p>
              <text:p text:style-name="P25"><text:span text:style-name="T7"/></text:p>
              <text:p text:style-name="P25">Método<text:span text:style-name="T9">s</text:span>:</text:p>
              <text:p text:style-name="P24">void <text:span text:style-name="T9">CriarVoc</text:span> (<text:span text:style-name="T10">Vocabulario</text:span>) throw ErroSistema</text:p>
              <text:p text:style-name="P24">void <text:span text:style-name="T9">CriarTermo </text:span>(<text:span text:style-name="T10">Termo</text:span>) throw ErroSistema</text:p>
            </text:list-item>
          </text:list>
        </text:list-item>
      </text:list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 fo:font-weight="bold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style:text-underline-style="none" fo:font-weight="bold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5T11:27:57.926986315</dc:date>
    <meta:editing-duration>PT12M2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47" meta:word-count="519" meta:character-count="3134" meta:non-whitespace-character-count="2681"/>
  </office:meta>
</office:document-meta>
</file>